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arial" svg:font-family="arial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f9f6" officeooo:paragraph-rsid="0018f9f6"/>
    </style:style>
    <style:style style:name="P2" style:family="paragraph" style:parent-style-name="Standard">
      <style:paragraph-properties style:line-height-at-least="0.423cm"/>
      <style:text-properties fo:color="#000000" style:font-name="Droid Sans Mono" fo:font-size="9pt" fo:font-weight="normal" fo:background-color="#fffffe"/>
    </style:style>
    <style:style style:name="P3" style:family="paragraph" style:parent-style-name="Standard">
      <style:text-properties fo:color="#000000" style:font-name="Droid Sans Mono" fo:font-size="9pt" fo:font-weight="normal" officeooo:paragraph-rsid="0018f9f6" fo:background-color="#fffffe" style:font-size-asian="15pt" style:font-size-complex="15pt"/>
    </style:style>
    <style:style style:name="P4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18f9f6"/>
    </style:style>
    <style:style style:name="P5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cf855" officeooo:paragraph-rsid="001cf855"/>
    </style:style>
    <style:style style:name="P6" style:family="paragraph" style:parent-style-name="Standard">
      <style:text-properties fo:font-variant="normal" fo:text-transform="none" fo:color="#505050" style:font-name="arial" fo:font-size="15pt" fo:letter-spacing="normal" fo:font-style="normal" fo:font-weight="normal" officeooo:rsid="0018f9f6" officeooo:paragraph-rsid="0018f9f6" style:font-size-asian="15pt" style:font-size-complex="15pt"/>
    </style:style>
    <style:style style:name="P7" style:family="paragraph" style:parent-style-name="Standard">
      <style:text-properties style:font-name="Droid Sans Fallback" fo:font-size="9pt" officeooo:paragraph-rsid="0018f9f6" style:font-size-asian="9pt" style:font-size-complex="9pt"/>
    </style:style>
    <style:style style:name="P8" style:family="paragraph" style:parent-style-name="Standard">
      <style:text-properties officeooo:paragraph-rsid="001cf855"/>
    </style:style>
    <style:style style:name="P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1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11" style:family="paragraph" style:parent-style-name="Preformatted_20_Text">
      <style:text-properties fo:color="#a9b7c6" style:font-name="DejaVu Sans Mono" fo:font-size="9pt" officeooo:rsid="0018f9f6" officeooo:paragraph-rsid="0018f9f6"/>
    </style:style>
    <style:style style:name="P12" style:family="paragraph" style:parent-style-name="Preformatted_20_Text">
      <style:text-properties fo:color="#a9b7c6" style:font-name="DejaVu Sans Mono" fo:font-size="14pt" officeooo:rsid="002622d9" officeooo:paragraph-rsid="002622d9" fo:background-color="#fff200" style:font-size-asian="14pt" style:font-size-complex="14pt"/>
    </style:style>
    <style:style style:name="P13" style:family="paragraph" style:parent-style-name="Preformatted_20_Text">
      <loext:graphic-properties draw:fill="solid" draw:fill-color="#2b2b2b" draw:opacity="100%"/>
      <style:paragraph-properties fo:background-color="#2b2b2b"/>
    </style:style>
    <style:style style:name="P1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/>
    </style:style>
    <style:style style:name="P15" style:family="paragraph" style:parent-style-name="Preformatted_20_Text">
      <style:text-properties fo:font-variant="normal" fo:text-transform="none" fo:color="#505050" style:font-name="OpenSans" fo:font-size="9pt" fo:letter-spacing="normal" fo:font-style="normal" fo:font-weight="normal" officeooo:rsid="001cf855" officeooo:paragraph-rsid="001cf855"/>
    </style:style>
    <style:style style:name="P16" style:family="paragraph" style:parent-style-name="Preformatted_20_Text">
      <style:text-properties officeooo:rsid="0018f9f6" officeooo:paragraph-rsid="0018f9f6"/>
    </style:style>
    <style:style style:name="P17" style:family="paragraph" style:parent-style-name="Preformatted_20_Text">
      <style:text-properties fo:font-size="14pt" officeooo:rsid="002622d9" officeooo:paragraph-rsid="002622d9" fo:background-color="#fff200" style:font-size-asian="14pt" style:font-size-complex="14pt"/>
    </style:style>
    <style:style style:name="P18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/>
    </style:style>
    <style:style style:name="P19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9876aa" style:font-name="DejaVu Sans Mono" fo:font-size="14pt" fo:font-style="italic" fo:background-color="#fff200" style:font-size-asian="14pt" style:font-size-complex="14pt"/>
    </style:style>
    <style:style style:name="P20" style:family="paragraph" style:parent-style-name="Table_20_Contents">
      <style:text-properties style:font-name="arial" fo:font-size="15pt" officeooo:rsid="0018f9f6" officeooo:paragraph-rsid="0018f9f6" style:font-size-asian="15pt" style:font-size-complex="15pt"/>
    </style:style>
    <style:style style:name="P21" style:family="paragraph" style:parent-style-name="Table_20_Contents">
      <style:text-properties officeooo:rsid="0018f9f6" officeooo:paragraph-rsid="0018f9f6"/>
    </style:style>
    <style:style style:name="P22" style:family="paragraph" style:parent-style-name="Table_20_Contents">
      <style:text-properties style:font-name="Liberation Mono" fo:font-size="14pt" style:font-name-asian="DejaVu Sans Mono1" style:font-size-asian="10pt" style:font-name-complex="Liberation Mono" style:font-size-complex="10pt"/>
    </style:style>
    <style:style style:name="P23" style:family="paragraph" style:parent-style-name="Table_20_Contents">
      <style:text-properties style:font-name="Liberation Mono" fo:font-size="14pt" officeooo:rsid="0029226d" officeooo:paragraph-rsid="0029226d" style:font-name-asian="DejaVu Sans Mono1" style:font-size-asian="10pt" style:font-name-complex="Liberation Mono" style:font-size-complex="10pt"/>
    </style:style>
    <style:style style:name="P24" style:family="paragraph" style:parent-style-name="Table_20_Contents">
      <style:text-properties style:font-name="Droid Sans Fallback" fo:font-size="11pt" style:font-name-asian="DejaVu Sans Mono1" style:font-size-asian="11pt" style:font-name-complex="Liberation Mono" style:font-size-complex="11pt"/>
    </style:style>
    <style:style style:name="P25" style:family="paragraph" style:parent-style-name="Standard">
      <style:text-properties officeooo:paragraph-rsid="0018f9f6"/>
    </style:style>
    <style:style style:name="P26" style:family="paragraph" style:parent-style-name="Standard">
      <style:paragraph-properties style:line-height-at-least="0.423cm"/>
      <style:text-properties fo:color="#000000" style:font-name="Droid Sans Mono" fo:font-size="9pt" fo:font-weight="normal" fo:background-color="#fffffe"/>
    </style:style>
    <style:style style:name="P27" style:family="paragraph" style:parent-style-name="Standard">
      <style:text-properties fo:color="#000000" style:font-name="Droid Sans Mono" fo:font-size="9pt" fo:font-weight="normal" fo:background-color="#fffffe" style:font-name-asian="DejaVu Sans Mono1" style:font-size-asian="10pt" style:font-name-complex="Liberation Mono" style:font-size-complex="10pt"/>
    </style:style>
    <style:style style:name="P28" style:family="paragraph" style:parent-style-name="Preformatted_20_Text">
      <style:text-properties fo:font-size="14pt" officeooo:rsid="002622d9" officeooo:paragraph-rsid="002622d9" fo:background-color="#fff200" style:font-size-asian="14pt" style:font-size-complex="14pt"/>
    </style:style>
    <style:style style:name="P29" style:family="paragraph" style:parent-style-name="Preformatted_20_Text">
      <style:text-properties fo:font-size="14pt" officeooo:rsid="0029226d" officeooo:paragraph-rsid="0029226d" fo:background-color="#fff200" style:font-size-asian="14pt" style:font-size-complex="14pt"/>
    </style:style>
    <style:style style:name="P30" style:family="paragraph" style:parent-style-name="Preformatted_20_Text">
      <style:text-properties fo:font-size="14pt" officeooo:rsid="0029226d" officeooo:paragraph-rsid="0029226d" fo:background-color="#ffffff" style:font-size-asian="14pt" style:font-size-complex="14pt"/>
    </style:style>
    <style:style style:name="P31" style:family="paragraph" style:parent-style-name="Preformatted_20_Text">
      <style:text-properties fo:font-size="14pt" officeooo:paragraph-rsid="0029226d"/>
    </style:style>
    <style:style style:name="P32" style:family="paragraph" style:parent-style-name="Preformatted_20_Text">
      <style:text-properties fo:color="#a9b7c6" style:font-name="DejaVu Sans Mono" fo:font-size="9pt" style:font-name-asian="DejaVu Sans Mono1" style:font-size-asian="10pt" style:font-name-complex="Liberation Mono" style:font-size-complex="10pt"/>
    </style:style>
    <style:style style:name="P3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34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/>
    </style:style>
    <style:style style:name="T1" style:family="text">
      <style:text-properties fo:color="#6a8759"/>
    </style:style>
    <style:style style:name="T2" style:family="text">
      <style:text-properties fo:color="#6a8759" style:font-name="DejaVu Sans Mono" fo:font-size="9pt"/>
    </style:style>
    <style:style style:name="T3" style:family="text">
      <style:text-properties fo:font-variant="normal" fo:text-transform="none" fo:color="#505050" style:font-name="OpenSans" fo:font-size="9pt" fo:letter-spacing="normal" fo:font-style="normal" fo:font-weight="normal"/>
    </style:style>
    <style:style style:name="T4" style:family="text">
      <style:text-properties fo:font-variant="normal" fo:text-transform="none" fo:color="#505050" style:font-name="OpenSans" fo:font-size="9pt" fo:letter-spacing="normal" fo:font-style="normal" fo:font-weight="normal" officeooo:rsid="0018f9f6"/>
    </style:style>
    <style:style style:name="T5" style:family="text">
      <style:text-properties fo:font-variant="normal" fo:text-transform="none" fo:color="#505050" style:font-name="OpenSans" fo:font-size="9pt" fo:letter-spacing="normal" fo:font-style="normal" fo:font-weight="normal" officeooo:rsid="0018f9f6" fo:background-color="#ffffff" loext:char-shading-value="0" style:font-size-asian="14pt" style:font-size-complex="14pt"/>
    </style:style>
    <style:style style:name="T6" style:family="text">
      <style:text-properties fo:font-variant="normal" fo:text-transform="none" fo:color="#505050" style:font-name="OpenSans" fo:font-size="9pt" fo:letter-spacing="normal" fo:font-style="normal" fo:font-weight="normal" officeooo:rsid="0029226d" fo:background-color="#ffffff" loext:char-shading-value="0" style:font-size-asian="14pt" style:font-size-complex="14pt"/>
    </style:style>
    <style:style style:name="T7" style:family="text">
      <style:text-properties fo:font-variant="normal" fo:text-transform="none" fo:color="#cc7832" style:font-name="OpenSans" fo:font-size="9pt" fo:letter-spacing="normal" fo:font-style="normal" fo:font-weight="normal"/>
    </style:style>
    <style:style style:name="T8" style:family="text">
      <style:text-properties officeooo:rsid="0018f9f6"/>
    </style:style>
    <style:style style:name="T9" style:family="text">
      <style:text-properties fo:color="#a31515"/>
    </style:style>
    <style:style style:name="T10" style:family="text">
      <style:text-properties fo:color="#0451a5"/>
    </style:style>
    <style:style style:name="T11" style:family="text">
      <style:text-properties fo:color="#09885a"/>
    </style:style>
    <style:style style:name="T12" style:family="text">
      <style:text-properties fo:color="#cc7832"/>
    </style:style>
    <style:style style:name="T13" style:family="text">
      <style:text-properties fo:color="#cc7832" style:font-name="DejaVu Sans Mono" fo:font-size="9pt"/>
    </style:style>
    <style:style style:name="T14" style:family="text">
      <style:text-properties style:font-name="DejaVu Sans Mono" fo:font-size="9pt"/>
    </style:style>
    <style:style style:name="T15" style:family="text">
      <style:text-properties style:font-name="DejaVu Sans Mono" fo:font-size="9pt" fo:font-style="italic"/>
    </style:style>
    <style:style style:name="T16" style:family="text">
      <style:text-properties fo:color="#bbb529"/>
    </style:style>
    <style:style style:name="T17" style:family="text">
      <style:text-properties fo:color="#bbb529" style:font-name="DejaVu Sans Mono" fo:font-size="9pt"/>
    </style:style>
    <style:style style:name="T18" style:family="text">
      <style:text-properties fo:color="#d0d0ff" style:font-name="DejaVu Sans Mono" fo:font-size="9pt"/>
    </style:style>
    <style:style style:name="T19" style:family="text">
      <style:text-properties fo:color="#9876aa"/>
    </style:style>
    <style:style style:name="T20" style:family="text">
      <style:text-properties fo:color="#9876aa" style:font-name="DejaVu Sans Mono" fo:font-size="9pt"/>
    </style:style>
    <style:style style:name="T21" style:family="text">
      <style:text-properties fo:color="#9876aa" fo:font-style="italic"/>
    </style:style>
    <style:style style:name="T22" style:family="text">
      <style:text-properties fo:color="#ffc66d" style:font-name="DejaVu Sans Mono" fo:font-size="9pt"/>
    </style:style>
    <style:style style:name="T23" style:family="text">
      <style:text-properties officeooo:rsid="0029226d" fo:background-color="#ffffff" loext:char-shading-value="0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5"><text:span text:style-name="T8">URL : </text:span><text:a xlink:type="simple" xlink:href="https://ssgsit.serviceurl.in/aaramb/tw-api/save-vahan-insurance-details" text:style-name="Internet_20_link" text:visited-style-name="Visited_20_Internet_20_Link"><text:span text:style-name="T3">https://ssgsit.serviceurl.in/aaramb/tw-api/save-vahan-insurance-details</text:span></text:a></text:p>
      <text:p text:style-name="P4"/>
      <text:p text:style-name="P4"/>
      <text:p text:style-name="P5">Key : </text:p>
      <text:p text:style-name="P5"/>
      <text:p text:style-name="P8"><text:span text:style-name="T7">public class </text:span><text:span text:style-name="T3">GoNoGoCustomerApplication </text:span><text:span text:style-name="T7">extends </text:span><text:span text:style-name="T3">AuditEntity {</text:span></text:p>
      <text:p text:style-name="P15">// Added for HDFC TW</text:p>
      <text:p text:style-name="P10"><text:span text:style-name="T16">@JsonProperty</text:span><text:span text:style-name="T12">(</text:span><text:span text:style-name="T1">"aVaahanDetails"</text:span><text:span text:style-name="T12">)</text:span></text:p>
      <text:p text:style-name="P18"><text:span text:style-name="T12">private </text:span>List&lt;VaahanDetails&gt; <text:span text:style-name="T19">vaahanDetails</text:span><text:span text:style-name="T12">;</text:span></text:p>
      <text:p text:style-name="P5">}</text:p>
      <text:p text:style-name="P4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>REQUEST JSON</text:p>
          </table:table-cell>
          <table:table-cell table:style-name="Table1.B1" office:value-type="string">
            <text:p text:style-name="P20">RESPONSE JSON</text:p>
          </table:table-cell>
        </table:table-row>
        <table:table-row>
          <table:table-cell table:style-name="Table1.A2" office:value-type="string">
            <text:p text:style-name="P7">{</text:p>
            <text:p text:style-name="P7"><text:tab/>"oHeader":{</text:p>
            <text:p text:style-name="P7"><text:tab/><text:tab/>"sReqType": "application/json",</text:p>
            <text:p text:style-name="P7"><text:tab/><text:tab/>"sAppSource": "WEB 1.04.01",</text:p>
            <text:p text:style-name="P7"><text:tab/><text:tab/>"sSourceID": "GONOGO_HBL",</text:p>
            <text:p text:style-name="P7"><text:tab/><text:tab/>"sCroId": "default",</text:p>
            <text:p text:style-name="P7"><text:tab/><text:tab/>"sDsaId": "A35940",</text:p>
            <text:p text:style-name="P7"><text:tab/><text:tab/>"sInstID": "4010",</text:p>
            <text:p text:style-name="P7"><text:tab/><text:tab/>"sInstName": "HDFC",</text:p>
            <text:p text:style-name="P7"><text:tab/><text:tab/>"sProduct": "TW",</text:p>
            <text:p text:style-name="P7"><text:tab/><text:tab/>"sDealerId": "5768",</text:p>
            <text:p text:style-name="P7"><text:tab/><text:tab/>"sRole": "DSA"</text:p>
            <text:p text:style-name="P7"><text:tab/>},</text:p>
            <text:p text:style-name="P7"><text:tab/>"sRefId":"1982801000253" ,</text:p>
            <text:p text:style-name="P7"><text:tab/>"aVaahanDetails":</text:p>
            <text:p text:style-name="P7"><text:tab/>[{</text:p>
            <text:p text:style-name="P7"><text:tab/><text:tab/>"sInsuranceBy":"HDFC" ,</text:p>
            <text:p text:style-name="P7"><text:tab/><text:tab/>"sInsuranceNum":"200900",</text:p>
            <text:p text:style-name="P7"><text:tab/><text:tab/>"dtInsuranceStartDate":"2020-01-21",</text:p>
            <text:p text:style-name="P7"><text:tab/><text:tab/>"dtInsuranceExpDate":"2020-01-30",</text:p>
            <text:p text:style-name="P7"><text:tab/><text:tab/>"sEngNum":"HPJ 2000 4",</text:p>
            <text:p text:style-name="P7"><text:tab/><text:tab/>"sChassisNum":"HPJ 2000 4",</text:p>
            <text:p text:style-name="P7"><text:tab/><text:tab/>"eInsuranceType":"INSURANCE_POLICY"</text:p>
            <text:p text:style-name="P7"><text:tab/>}]</text:p>
            <text:p text:style-name="P7">}</text:p>
          </table:table-cell>
          <table:table-cell table:style-name="Table1.B2" office:value-type="string">
            <text:p text:style-name="P3">{</text:p>
            <text:p text:style-name="P2"><text:span text:style-name="T9">"oBody"</text:span>: {</text:p>
            <text:p text:style-name="P2"><text:span text:style-name="T9">"payLoad"</text:span>: {</text:p>
            <text:p text:style-name="P2"><text:span text:style-name="T9">"applicable"</text:span>: <text:span text:style-name="T10">false</text:span>,</text:p>
            <text:p text:style-name="P2"><text:span text:style-name="T9">"status"</text:span>: <text:span text:style-name="T10">"SUCCESS"</text:span>,</text:p>
            <text:p text:style-name="P2"><text:span text:style-name="T9">"sResponseMessage"</text:span>: <text:span text:style-name="T10">"Data Updated Successfully"</text:span>,</text:p>
            <text:p text:style-name="P2"><text:span text:style-name="T9">"bIsApplicable"</text:span>: <text:span text:style-name="T10">false</text:span>,</text:p>
            <text:p text:style-name="P2"><text:span text:style-name="T9">"sFinalApplicationStatus"</text:span>: <text:span text:style-name="T10">null</text:span>,</text:p>
            <text:p text:style-name="P2"><text:span text:style-name="T9">"sCreditStatus"</text:span>: <text:span text:style-name="T10">null</text:span>,</text:p>
            <text:p text:style-name="P2"><text:span text:style-name="T9">"sCurrentStageId"</text:span>: <text:span text:style-name="T10">null</text:span>,</text:p>
            <text:p text:style-name="P2"><text:span text:style-name="T9">"sKgApproveKey"</text:span>: <text:span text:style-name="T10">null</text:span></text:p>
            <text:p text:style-name="P2">}</text:p>
            <text:p text:style-name="P2">},</text:p>
            <text:p text:style-name="P2"><text:span text:style-name="T9">"oStatus"</text:span>: {</text:p>
            <text:p text:style-name="P2"><text:span text:style-name="T9">"iStatus"</text:span>: <text:span text:style-name="T11">200</text:span>,</text:p>
            <text:p text:style-name="P2"><text:span text:style-name="T9">"sStatus"</text:span>: <text:span text:style-name="T10">"OK"</text:span></text:p>
            <text:p text:style-name="P2">}</text:p>
            <text:p text:style-name="P2">}</text:p>
            <text:p text:style-name="P3"/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REQUEST CLASS</text:p>
          </table:table-cell>
          <table:table-cell table:style-name="Table2.B1" office:value-type="string">
            <text:p text:style-name="P21">RESPONSE CLASS</text:p>
          </table:table-cell>
        </table:table-row>
        <table:table-row>
          <table:table-cell table:style-name="Table2.A2" office:value-type="string">
            <text:p text:style-name="P10"><text:span text:style-name="T12">public class </text:span>VaahanDetailsRequest {</text:p>
            <text:p text:style-name="P9"><text:s text:c="4"/><text:span text:style-name="T17">@JsonProperty</text:span><text:span text:style-name="T14">(</text:span><text:span text:style-name="T2">"oHeader"</text:span><text:span text:style-name="T14">)</text:span></text:p>
            <text:p text:style-name="P9"><text:s text:c="4"/><text:span text:style-name="T17">@Valid @NotNull</text:span><text:span text:style-name="T14">(</text:span><text:span text:style-name="T18">groups </text:span><text:span text:style-name="T14">= {Header.FetchGrp.</text:span><text:span text:style-name="T13">class,</text:span><text:span text:style-name="T14">Header.InsertGrp.</text:span><text:span text:style-name="T13">class</text:span><text:span text:style-name="T14">})</text:span></text:p>
            <text:p text:style-name="P9"><text:s text:c="4"/><text:span text:style-name="T13">private </text:span><text:span text:style-name="T14">Header </text:span><text:span text:style-name="T20">header</text:span><text:span text:style-name="T13">;</text:span></text:p>
            <text:p text:style-name="P9"><text:span text:style-name="T12"><text:s text:c="4"/></text:span><text:span text:style-name="T17">@JsonProperty</text:span><text:span text:style-name="T14">(</text:span><text:span text:style-name="T2">"sRefId"</text:span><text:span text:style-name="T14">)</text:span></text:p>
            <text:p text:style-name="P9"><text:s text:c="4"/><text:span text:style-name="T17">@Valid @NotNull</text:span><text:span text:style-name="T14">(</text:span><text:span text:style-name="T18">groups </text:span><text:span text:style-name="T14">= {VaahanDetailsRequest.InsertGrp.</text:span><text:span text:style-name="T13">class,</text:span><text:span text:style-name="T14">VaahanDetailsRequest.FetchGrp.</text:span><text:span text:style-name="T13">class</text:span><text:span text:style-name="T14">})</text:span></text:p>
            <text:p text:style-name="P9"><text:s text:c="4"/><text:span text:style-name="T13">private </text:span><text:span text:style-name="T14">String </text:span><text:span text:style-name="T20">refId</text:span><text:span text:style-name="T13">;</text:span></text:p>
            <text:p text:style-name="P9"><text:span text:style-name="T12"><text:s text:c="4"/></text:span><text:span text:style-name="T17">@JsonProperty</text:span><text:span text:style-name="T14">(</text:span><text:span text:style-name="T2">"aVaahanDetails"</text:span><text:span text:style-name="T14">)</text:span></text:p>
            <text:p text:style-name="P9"><text:soft-page-break/><text:s text:c="4"/><text:span text:style-name="T17">@Valid @NotNull</text:span><text:span text:style-name="T14">(</text:span><text:span text:style-name="T18">groups </text:span><text:span text:style-name="T14">= {VaahanDetailsRequest.InsertGrp.</text:span><text:span text:style-name="T13">class</text:span><text:span text:style-name="T14">})</text:span></text:p>
            <text:p text:style-name="P9"><text:s text:c="4"/><text:span text:style-name="T13">private </text:span><text:span text:style-name="T14">List&lt;VaahanDetails&gt; </text:span><text:span text:style-name="T20">vaahanDetails</text:span><text:span text:style-name="T13">;</text:span></text:p>
            <text:p text:style-name="P9"><text:span text:style-name="T12"><text:s text:c="4"/></text:span><text:span text:style-name="T13">public interface </text:span><text:span text:style-name="T14">FetchGrp {</text:span></text:p>
            <text:p text:style-name="P9"><text:s text:c="4"/><text:span text:style-name="T14">}</text:span></text:p>
            <text:p text:style-name="P9"><text:s text:c="4"/><text:span text:style-name="T13">public interface </text:span><text:span text:style-name="T14">InsertGrp{</text:span></text:p>
            <text:p text:style-name="P9"><text:s text:c="4"/><text:span text:style-name="T14">}</text:span></text:p>
            <text:p text:style-name="P18">}</text:p>
            <text:p text:style-name="P13"/>
          </table:table-cell>
          <table:table-cell table:style-name="Table2.B2" office:value-type="string">
            <text:p text:style-name="P10"><text:span text:style-name="T12">public class </text:span>GenericResponse {</text:p>
            <text:p text:style-name="P9"><text:s text:c="4"/><text:span text:style-name="T17">@JsonProperty</text:span><text:span text:style-name="T14">(</text:span><text:span text:style-name="T2">"status"</text:span><text:span text:style-name="T14">)</text:span></text:p>
            <text:p text:style-name="P9"><text:s text:c="4"/><text:span text:style-name="T13">private </text:span><text:span text:style-name="T14">String </text:span><text:span text:style-name="T20">status</text:span><text:span text:style-name="T13">;</text:span></text:p>
            <text:p text:style-name="P9"><text:span text:style-name="T12"><text:s text:c="4"/></text:span><text:span text:style-name="T17">@JsonProperty</text:span><text:span text:style-name="T14">(</text:span><text:span text:style-name="T2">"sResponseMessage"</text:span><text:span text:style-name="T14">)</text:span></text:p>
            <text:p text:style-name="P9"><text:s text:c="4"/><text:span text:style-name="T13">private </text:span><text:span text:style-name="T14">String </text:span><text:span text:style-name="T20">responseMessage</text:span><text:span text:style-name="T13">;</text:span></text:p>
            <text:p text:style-name="P9"><text:span text:style-name="T12"><text:s text:c="4"/></text:span><text:span text:style-name="T17">@JsonProperty</text:span><text:span text:style-name="T14">(</text:span><text:span text:style-name="T2">"bIsApplicable"</text:span><text:span text:style-name="T14">)</text:span></text:p>
            <text:p text:style-name="P9"><text:s text:c="4"/><text:span text:style-name="T13">private boolean </text:span><text:span text:style-name="T20">isApplicable</text:span><text:span text:style-name="T13">;</text:span></text:p>
            <text:p text:style-name="P9"><text:span text:style-name="T12"><text:s text:c="4"/></text:span><text:span text:style-name="T17">@JsonProperty</text:span><text:span text:style-name="T14">(</text:span><text:span text:style-name="T2">"sFinalApplicationStatus"</text:span><text:span text:style-name="T14">)</text:span></text:p>
            <text:p text:style-name="P9"><text:s text:c="4"/><text:span text:style-name="T13">private </text:span><text:span text:style-name="T14">String </text:span><text:span text:style-name="T20">finalApplicationStatus</text:span><text:span text:style-name="T13">;</text:span></text:p>
            <text:p text:style-name="P9"><text:span text:style-name="T12"><text:s text:c="4"/></text:span><text:span text:style-name="T17">@JsonProperty</text:span><text:span text:style-name="T14">(</text:span><text:span text:style-name="T2">"sCreditStatus"</text:span><text:span text:style-name="T14">)</text:span></text:p>
            <text:p text:style-name="P9"><text:s text:c="4"/><text:span text:style-name="T13">private </text:span><text:span text:style-name="T14">String </text:span><text:span text:style-name="T20">creditStatus</text:span><text:span text:style-name="T13">;</text:span></text:p>
            <text:p text:style-name="P9"><text:soft-page-break/><text:span text:style-name="T12"><text:s text:c="4"/></text:span><text:span text:style-name="T17">@JsonProperty</text:span><text:span text:style-name="T14">(</text:span><text:span text:style-name="T2">"sCurrentStageId"</text:span><text:span text:style-name="T14">)</text:span></text:p>
            <text:p text:style-name="P9"><text:s text:c="4"/><text:span text:style-name="T13">private </text:span><text:span text:style-name="T14">String </text:span><text:span text:style-name="T20">currentStatgeId</text:span><text:span text:style-name="T13">;</text:span></text:p>
            <text:p text:style-name="P9"><text:span text:style-name="T12"><text:s text:c="4"/></text:span><text:span text:style-name="T17">@JsonProperty</text:span><text:span text:style-name="T14">(</text:span><text:span text:style-name="T2">"sKgApproveKey"</text:span><text:span text:style-name="T14">)</text:span></text:p>
            <text:p text:style-name="P9"><text:s text:c="4"/><text:span text:style-name="T13">private </text:span><text:span text:style-name="T14">String </text:span><text:span text:style-name="T20">kgApproveKey</text:span><text:span text:style-name="T13">;</text:span></text:p>
            <text:p text:style-name="P9"><text:span text:style-name="T12"><text:s text:c="4"/></text:span><text:span text:style-name="T13">public static </text:span><text:span text:style-name="T14">Builder </text:span><text:span text:style-name="T22">getbuilder</text:span><text:span text:style-name="T14">() {</text:span></text:p>
            <text:p text:style-name="P9"><text:s text:c="8"/><text:span text:style-name="T13">return new </text:span><text:span text:style-name="T14">Builder()</text:span><text:span text:style-name="T13">;</text:span></text:p>
            <text:p text:style-name="P9"><text:span text:style-name="T12"><text:s text:c="4"/></text:span><text:span text:style-name="T14">}</text:span></text:p>
            <text:p text:style-name="P9"><text:s text:c="4"/><text:span text:style-name="T13">public </text:span><text:span text:style-name="T14">String </text:span><text:span text:style-name="T22">getStatus</text:span><text:span text:style-name="T14">() {</text:span></text:p>
            <text:p text:style-name="P9"><text:s text:c="8"/><text:span text:style-name="T13">return </text:span><text:span text:style-name="T20">status</text:span><text:span text:style-name="T13">;</text:span></text:p>
            <text:p text:style-name="P9"><text:span text:style-name="T12"><text:s text:c="4"/></text:span><text:span text:style-name="T14">}</text:span></text:p>
            <text:p text:style-name="P9"><text:s text:c="4"/><text:span text:style-name="T13">public void </text:span><text:span text:style-name="T22">setStatus</text:span><text:span text:style-name="T14">(String status) {</text:span></text:p>
            <text:p text:style-name="P9"><text:s text:c="8"/><text:span text:style-name="T13">this</text:span><text:span text:style-name="T14">.</text:span><text:span text:style-name="T20">status </text:span><text:span text:style-name="T14">= status</text:span><text:span text:style-name="T13">;</text:span></text:p>
            <text:p text:style-name="P9"><text:span text:style-name="T12"><text:s text:c="4"/></text:span><text:span text:style-name="T14">}</text:span></text:p>
            <text:p text:style-name="P9"><text:s text:c="4"/><text:span text:style-name="T13">public </text:span><text:span text:style-name="T14">String </text:span><text:span text:style-name="T22">getResponseMessage</text:span><text:span text:style-name="T14">() {</text:span></text:p>
            <text:p text:style-name="P9"><text:s text:c="8"/><text:span text:style-name="T13">return </text:span><text:span text:style-name="T20">responseMessage</text:span><text:span text:style-name="T13">;</text:span></text:p>
            <text:p text:style-name="P9"><text:span text:style-name="T12"><text:s text:c="4"/></text:span><text:span text:style-name="T14">}</text:span></text:p>
            <text:p text:style-name="P9"><text:s text:c="4"/><text:span text:style-name="T13">public void </text:span><text:span text:style-name="T22">setResponseMessage</text:span><text:span text:style-name="T14">(String responseMessage) {</text:span></text:p>
            <text:p text:style-name="P9"><text:s text:c="8"/><text:span text:style-name="T13">this</text:span><text:span text:style-name="T14">.</text:span><text:span text:style-name="T20">responseMessage </text:span><text:span text:style-name="T14">= responseMessage</text:span><text:span text:style-name="T13">;</text:span></text:p>
            <text:p text:style-name="P9"><text:span text:style-name="T12"><text:s text:c="4"/></text:span><text:span text:style-name="T14">}</text:span></text:p>
            <text:p text:style-name="P9"><text:s text:c="4"/><text:span text:style-name="T13">public boolean </text:span><text:span text:style-name="T22">isApplicable</text:span><text:span text:style-name="T14">() {</text:span></text:p>
            <text:p text:style-name="P9"><text:s text:c="8"/><text:span text:style-name="T13">return </text:span><text:span text:style-name="T20">isApplicable</text:span><text:span text:style-name="T13">;</text:span></text:p>
            <text:p text:style-name="P9"><text:span text:style-name="T12"><text:s text:c="4"/></text:span><text:span text:style-name="T14">}</text:span></text:p>
            <text:p text:style-name="P9"><text:s text:c="4"/><text:span text:style-name="T13">public void </text:span><text:span text:style-name="T22">setApplicable</text:span><text:span text:style-name="T14">(</text:span><text:span text:style-name="T13">boolean </text:span><text:span text:style-name="T14">applicable) {</text:span></text:p>
            <text:p text:style-name="P9"><text:s text:c="8"/><text:span text:style-name="T20">isApplicable </text:span><text:span text:style-name="T14">= applicable</text:span><text:span text:style-name="T13">;</text:span></text:p>
            <text:p text:style-name="P9"><text:span text:style-name="T12"><text:s text:c="4"/></text:span><text:span text:style-name="T14">}</text:span></text:p>
            <text:p text:style-name="P9"><text:s text:c="4"/><text:span text:style-name="T13">public </text:span><text:span text:style-name="T14">String </text:span><text:span text:style-name="T22">getKgApproveKey</text:span><text:span text:style-name="T14">() { </text:span><text:span text:style-name="T13">return </text:span><text:span text:style-name="T20">kgApproveKey</text:span><text:span text:style-name="T13">; </text:span><text:span text:style-name="T14">}</text:span></text:p>
            <text:p text:style-name="P9"><text:s text:c="4"/><text:span text:style-name="T13">public void </text:span><text:span text:style-name="T22">setKgApproveKey</text:span><text:span text:style-name="T14">(String kgApproveKey) { </text:span><text:span text:style-name="T13">this</text:span><text:span text:style-name="T14">.</text:span><text:span text:style-name="T20">kgApproveKey </text:span><text:span text:style-name="T14">= kgApproveKey</text:span><text:span text:style-name="T13">; </text:span><text:span text:style-name="T14">}</text:span></text:p>
            <text:p text:style-name="P9"><text:s text:c="4"/><text:span text:style-name="T17">@Override</text:span></text:p>
            <text:p text:style-name="P9"><text:span text:style-name="T16"><text:s text:c="4"/></text:span><text:span text:style-name="T13">public boolean </text:span><text:span text:style-name="T22">equals</text:span><text:span text:style-name="T14">(Object o) {</text:span></text:p>
            <text:p text:style-name="P9"><text:s text:c="8"/><text:span text:style-name="T13">if </text:span><text:span text:style-name="T14">(</text:span><text:span text:style-name="T13">this </text:span><text:span text:style-name="T14">== o) </text:span><text:span text:style-name="T13">return true;</text:span></text:p>
            <text:p text:style-name="P9"><text:span text:style-name="T12"><text:s text:c="8"/></text:span><text:span text:style-name="T13">if </text:span><text:span text:style-name="T14">(!(o </text:span><text:span text:style-name="T13">instanceof </text:span><text:span text:style-name="T14">GenericResponse)) </text:span><text:span text:style-name="T13">return false;</text:span></text:p>
            <text:p text:style-name="P9"><text:span text:style-name="T12"><text:s text:c="8"/></text:span><text:span text:style-name="T14">GenericResponse that = (GenericResponse) o</text:span><text:span text:style-name="T13">;</text:span></text:p>
            <text:p text:style-name="P9"><text:span text:style-name="T12"><text:s text:c="8"/></text:span><text:span text:style-name="T13">return </text:span><text:span text:style-name="T14">Objects.</text:span><text:span text:style-name="T15">equals</text:span><text:span text:style-name="T14">(</text:span><text:span text:style-name="T20">status</text:span><text:span text:style-name="T13">, </text:span><text:span text:style-name="T14">that.</text:span><text:span text:style-name="T20">status</text:span><text:span text:style-name="T14">)</text:span><text:span text:style-name="T13">;</text:span></text:p>
            <text:p text:style-name="P9"><text:span text:style-name="T12"><text:s text:c="4"/></text:span><text:span text:style-name="T14">}</text:span></text:p>
            <text:p text:style-name="P9"><text:s text:c="4"/><text:span text:style-name="T17">@Override</text:span></text:p>
            <text:p text:style-name="P9"><text:span text:style-name="T16"><text:s text:c="4"/></text:span><text:span text:style-name="T13">public int </text:span><text:span text:style-name="T22">hashCode</text:span><text:span text:style-name="T14">() {</text:span></text:p>
            <text:p text:style-name="P9"><text:s text:c="8"/><text:span text:style-name="T13">return </text:span><text:span text:style-name="T14">Objects.</text:span><text:span text:style-name="T15">hash</text:span><text:span text:style-name="T14">(</text:span><text:span text:style-name="T20">status</text:span><text:span text:style-name="T14">)</text:span><text:span text:style-name="T13">;</text:span></text:p>
            <text:p text:style-name="P9"><text:span text:style-name="T12"><text:s text:c="4"/></text:span><text:span text:style-name="T14">}</text:span></text:p>
            <text:p text:style-name="P9"><text:s text:c="4"/><text:span text:style-name="T17">@Override</text:span></text:p>
            <text:p text:style-name="P9"><text:span text:style-name="T16"><text:s text:c="4"/></text:span><text:span text:style-name="T13">public </text:span><text:span text:style-name="T14">String </text:span><text:span text:style-name="T22">toString</text:span><text:span text:style-name="T14">() {</text:span></text:p>
            <text:p text:style-name="P9"><text:s text:c="8"/><text:span text:style-name="T13">return new </text:span><text:span text:style-name="T14">ToStringBuilder(</text:span><text:span text:style-name="T13">this</text:span><text:span text:style-name="T14">)</text:span></text:p>
            <text:p text:style-name="P9"><text:s text:c="16"/><text:span text:style-name="T14">.append(</text:span><text:span text:style-name="T2">"status"</text:span><text:span text:style-name="T13">, </text:span><text:span text:style-name="T20">status</text:span><text:span text:style-name="T14">)</text:span></text:p>
            <text:p text:style-name="P9"><text:s text:c="16"/><text:span text:style-name="T14">.toString()</text:span><text:span text:style-name="T13">;</text:span></text:p>
            <text:p text:style-name="P9"><text:span text:style-name="T12"><text:s text:c="4"/></text:span><text:span text:style-name="T14">}</text:span></text:p>
            <text:p text:style-name="P9"><text:s text:c="4"/><text:span text:style-name="T13">public </text:span><text:span text:style-name="T14">String </text:span><text:span text:style-name="T22">getCreditStatus</text:span><text:span text:style-name="T14">() {</text:span></text:p>
            <text:p text:style-name="P9"><text:s text:c="8"/><text:span text:style-name="T13">return </text:span><text:span text:style-name="T20">creditStatus</text:span><text:span text:style-name="T13">;</text:span></text:p>
            <text:p text:style-name="P9"><text:span text:style-name="T12"><text:s text:c="4"/></text:span><text:span text:style-name="T14">}</text:span></text:p>
            <text:p text:style-name="P9"><text:s text:c="4"/><text:span text:style-name="T13">public void </text:span><text:span text:style-name="T22">setCreditStatus</text:span><text:span text:style-name="T14">(String creditStatus) {</text:span></text:p>
            <text:p text:style-name="P9"><text:s text:c="8"/><text:span text:style-name="T13">this</text:span><text:span text:style-name="T14">.</text:span><text:span text:style-name="T20">creditStatus </text:span><text:span text:style-name="T14">= creditStatus</text:span><text:span text:style-name="T13">;</text:span></text:p>
            <text:p text:style-name="P9"><text:span text:style-name="T12"><text:s text:c="4"/></text:span><text:span text:style-name="T14">}</text:span></text:p>
            <text:p text:style-name="P9"><text:s text:c="4"/><text:span text:style-name="T13">public </text:span><text:span text:style-name="T14">String </text:span><text:span text:style-name="T22">getFinalApplicationStatus</text:span><text:span text:style-name="T14">() {</text:span></text:p>
            <text:p text:style-name="P9"><text:s text:c="8"/><text:span text:style-name="T13">return </text:span><text:span text:style-name="T20">finalApplicationStatus</text:span><text:span text:style-name="T13">;</text:span></text:p>
            <text:p text:style-name="P9"><text:span text:style-name="T12"><text:s text:c="4"/></text:span><text:span text:style-name="T14">}</text:span></text:p>
            <text:p text:style-name="P9"><text:soft-page-break/><text:s text:c="4"/><text:span text:style-name="T13">public void </text:span><text:span text:style-name="T22">setFinalApplicationStatus</text:span><text:span text:style-name="T14">(String finalApplicationStatus) {</text:span></text:p>
            <text:p text:style-name="P9"><text:s text:c="8"/><text:span text:style-name="T13">this</text:span><text:span text:style-name="T14">.</text:span><text:span text:style-name="T20">finalApplicationStatus </text:span><text:span text:style-name="T14">= finalApplicationStatus</text:span><text:span text:style-name="T13">;</text:span></text:p>
            <text:p text:style-name="P9"><text:span text:style-name="T12"><text:s text:c="4"/></text:span><text:span text:style-name="T14">}</text:span></text:p>
            <text:p text:style-name="P9"><text:s text:c="4"/><text:span text:style-name="T13">public </text:span><text:span text:style-name="T14">String </text:span><text:span text:style-name="T22">getCurrentStatgeId</text:span><text:span text:style-name="T14">() {</text:span></text:p>
            <text:p text:style-name="P9"><text:s text:c="8"/><text:span text:style-name="T13">return </text:span><text:span text:style-name="T20">currentStatgeId</text:span><text:span text:style-name="T13">;</text:span></text:p>
            <text:p text:style-name="P9"><text:span text:style-name="T12"><text:s text:c="4"/></text:span><text:span text:style-name="T14">}</text:span></text:p>
            <text:p text:style-name="P9"><text:s text:c="4"/><text:span text:style-name="T13">public void </text:span><text:span text:style-name="T22">setCurrentStatgeId</text:span><text:span text:style-name="T14">(String currentStatgeId) {</text:span></text:p>
            <text:p text:style-name="P9"><text:s text:c="8"/><text:span text:style-name="T13">this</text:span><text:span text:style-name="T14">.</text:span><text:span text:style-name="T20">currentStatgeId </text:span><text:span text:style-name="T14">= currentStatgeId</text:span><text:span text:style-name="T13">;</text:span></text:p>
            <text:p text:style-name="P9"><text:span text:style-name="T12"><text:s text:c="4"/></text:span><text:span text:style-name="T14">}</text:span></text:p>
            <text:p text:style-name="P9"><text:s text:c="4"/><text:span text:style-name="T13">public static class </text:span><text:span text:style-name="T14">Builder {</text:span></text:p>
            <text:p text:style-name="P9"><text:s text:c="8"/><text:span text:style-name="T14">GenericResponse </text:span><text:span text:style-name="T20">genericResponse </text:span><text:span text:style-name="T14">= </text:span><text:span text:style-name="T13">new </text:span><text:span text:style-name="T14">GenericResponse()</text:span><text:span text:style-name="T13">;</text:span></text:p>
            <text:p text:style-name="P9"><text:span text:style-name="T12"><text:s text:c="8"/></text:span><text:span text:style-name="T13">public </text:span><text:span text:style-name="T14">GenericResponse </text:span><text:span text:style-name="T22">build</text:span><text:span text:style-name="T14">() {</text:span></text:p>
            <text:p text:style-name="P9"><text:s text:c="12"/><text:span text:style-name="T13">return this</text:span><text:span text:style-name="T14">.</text:span><text:span text:style-name="T20">genericResponse</text:span><text:span text:style-name="T13">;</text:span></text:p>
            <text:p text:style-name="P9"><text:span text:style-name="T12"><text:s text:c="8"/></text:span><text:span text:style-name="T14">}</text:span></text:p>
            <text:p text:style-name="P9"><text:s text:c="8"/><text:span text:style-name="T13">public </text:span><text:span text:style-name="T14">Builder </text:span><text:span text:style-name="T22">status</text:span><text:span text:style-name="T14">(String status) {</text:span></text:p>
            <text:p text:style-name="P9"><text:s text:c="12"/><text:span text:style-name="T13">this</text:span><text:span text:style-name="T14">.</text:span><text:span text:style-name="T20">genericResponse</text:span><text:span text:style-name="T14">.</text:span><text:span text:style-name="T20">status </text:span><text:span text:style-name="T14">= status</text:span><text:span text:style-name="T13">;</text:span></text:p>
            <text:p text:style-name="P14"><text:s text:c="12"/><text:span text:style-name="T14">return this;</text:span></text:p>
            <text:p text:style-name="P9"><text:span text:style-name="T12"><text:s text:c="8"/></text:span><text:span text:style-name="T14">}</text:span></text:p>
            <text:p text:style-name="P9"><text:s text:c="4"/><text:span text:style-name="T14">}</text:span></text:p>
            <text:p text:style-name="P18">}</text:p>
            <text:p text:style-name="P13"/>
          </table:table-cell>
        </table:table-row>
      </table:table>
      <text:p text:style-name="P1"/>
      <text:p text:style-name="P1"/>
      <text:p text:style-name="P1"/>
      <text:p text:style-name="P11"><text:span text:style-name="T12">public class </text:span>VaahanDetails <text:span text:style-name="T12">implements </text:span>Serializable {</text:p>
      <text:p text:style-name="P9"><text:s text:c="4"/><text:span text:style-name="T17">@JsonProperty</text:span><text:span text:style-name="T14">(</text:span><text:span text:style-name="T2">"sRegNum"</text:span><text:span text:style-name="T14">)</text:span></text:p>
      <text:p text:style-name="P9"><text:s text:c="4"/><text:span text:style-name="T17">@NotNull</text:span><text:span text:style-name="T14">(</text:span><text:span text:style-name="T18">groups </text:span><text:span text:style-name="T14">= {VaahanDetails.InsertGrp.</text:span><text:span text:style-name="T13">class</text:span><text:span text:style-name="T14">})</text:span></text:p>
      <text:p text:style-name="P9"><text:s text:c="4"/><text:span text:style-name="T13">private </text:span><text:span text:style-name="T14">String </text:span><text:span text:style-name="T20">registrationNumber</text:span><text:span text:style-name="T13">;</text:span></text:p>
      <text:p text:style-name="P9"><text:span text:style-name="T12"><text:s text:c="4"/></text:span><text:span text:style-name="T17">@JsonProperty</text:span><text:span text:style-name="T14">(</text:span><text:span text:style-name="T2">"sEngNum"</text:span><text:span text:style-name="T14">)</text:span></text:p>
      <text:p text:style-name="P9"><text:s text:c="4"/><text:span text:style-name="T17">@NotNull</text:span><text:span text:style-name="T14">(</text:span><text:span text:style-name="T18">groups </text:span><text:span text:style-name="T14">= {VaahanDetails.InsertGrp.</text:span><text:span text:style-name="T13">class</text:span><text:span text:style-name="T14">})</text:span></text:p>
      <text:p text:style-name="P9"><text:s text:c="4"/><text:span text:style-name="T13">private </text:span><text:span text:style-name="T14">String </text:span><text:span text:style-name="T20">engineNumber</text:span><text:span text:style-name="T13">;</text:span></text:p>
      <text:p text:style-name="P9"><text:span text:style-name="T12"><text:s text:c="4"/></text:span><text:span text:style-name="T17">@JsonProperty</text:span><text:span text:style-name="T14">(</text:span><text:span text:style-name="T2">"sChassisNum"</text:span><text:span text:style-name="T14">)</text:span></text:p>
      <text:p text:style-name="P9"><text:s text:c="4"/><text:span text:style-name="T17">@NotNull</text:span><text:span text:style-name="T14">(</text:span><text:span text:style-name="T18">groups </text:span><text:span text:style-name="T14">= {VaahanDetails.InsertGrp.</text:span><text:span text:style-name="T13">class</text:span><text:span text:style-name="T14">})</text:span></text:p>
      <text:p text:style-name="P9"><text:s text:c="4"/><text:span text:style-name="T13">private </text:span><text:span text:style-name="T14">String </text:span><text:span text:style-name="T20">chassisNumber</text:span><text:span text:style-name="T13">;</text:span></text:p>
      <text:p text:style-name="P9"><text:span text:style-name="T12"><text:s text:c="4"/></text:span><text:span text:style-name="T17">@JsonProperty</text:span><text:span text:style-name="T14">(</text:span><text:span text:style-name="T2">"sYrOfManufac"</text:span><text:span text:style-name="T14">)</text:span></text:p>
      <text:p text:style-name="P9"><text:s text:c="4"/><text:span text:style-name="T17">@NotNull</text:span><text:span text:style-name="T14">(</text:span><text:span text:style-name="T18">groups </text:span><text:span text:style-name="T14">= {VaahanDetails.InsertGrp.</text:span><text:span text:style-name="T13">class</text:span><text:span text:style-name="T14">})</text:span></text:p>
      <text:p text:style-name="P9"><text:s text:c="4"/><text:span text:style-name="T13">private </text:span><text:span text:style-name="T14">String </text:span><text:span text:style-name="T20">yearOfManufacture</text:span><text:span text:style-name="T13">;</text:span></text:p>
      <text:p text:style-name="P9"><text:span text:style-name="T12"><text:s text:c="4"/></text:span><text:span text:style-name="T17">@JsonProperty</text:span><text:span text:style-name="T14">(</text:span><text:span text:style-name="T2">"sOwnerName"</text:span><text:span text:style-name="T14">)</text:span></text:p>
      <text:p text:style-name="P9"><text:s text:c="4"/><text:span text:style-name="T17">@NotNull</text:span><text:span text:style-name="T14">(</text:span><text:span text:style-name="T18">groups </text:span><text:span text:style-name="T14">= {VaahanDetails.InsertGrp.</text:span><text:span text:style-name="T13">class</text:span><text:span text:style-name="T14">})</text:span></text:p>
      <text:p text:style-name="P9"><text:s text:c="4"/><text:span text:style-name="T13">private </text:span><text:span text:style-name="T14">String </text:span><text:span text:style-name="T20">ownerName</text:span><text:span text:style-name="T13">;</text:span></text:p>
      <text:p text:style-name="P9"><text:span text:style-name="T12"><text:s text:c="4"/></text:span><text:span text:style-name="T17">@JsonProperty</text:span><text:span text:style-name="T14">(</text:span><text:span text:style-name="T2">"sVahanDetails"</text:span><text:span text:style-name="T14">)</text:span></text:p>
      <text:p text:style-name="P9"><text:s text:c="4"/><text:span text:style-name="T17">@NotNull</text:span><text:span text:style-name="T14">(</text:span><text:span text:style-name="T18">groups </text:span><text:span text:style-name="T14">= {VaahanDetails.InsertGrp.</text:span><text:span text:style-name="T13">class</text:span><text:span text:style-name="T14">})</text:span></text:p>
      <text:p text:style-name="P9"><text:s text:c="4"/><text:span text:style-name="T13">private </text:span><text:span text:style-name="T14">String </text:span><text:span text:style-name="T20">vaahanDetails</text:span><text:span text:style-name="T13">;</text:span></text:p>
      <text:p text:style-name="P9"><text:span text:style-name="T12"><text:s text:c="4"/></text:span><text:span text:style-name="T17">@JsonProperty</text:span><text:span text:style-name="T14">(</text:span><text:span text:style-name="T2">"dtRcExpiry"</text:span><text:span text:style-name="T14">)</text:span></text:p>
      <text:p text:style-name="P9"><text:s text:c="4"/><text:span text:style-name="T13">private </text:span><text:span text:style-name="T14">Date </text:span><text:span text:style-name="T20">rcExpiry</text:span><text:span text:style-name="T13">;</text:span></text:p>
      <text:p text:style-name="P9"><text:span text:style-name="T12"><text:s text:c="4"/></text:span><text:span text:style-name="T17">@JsonProperty</text:span><text:span text:style-name="T14">(</text:span><text:span text:style-name="T2">"sInsuranceNum"</text:span><text:span text:style-name="T14">)</text:span></text:p>
      <text:p text:style-name="P9"><text:s text:c="4"/><text:span text:style-name="T13">private </text:span><text:span text:style-name="T14">String </text:span><text:span text:style-name="T20">insuranceNumber</text:span><text:span text:style-name="T13">;</text:span></text:p>
      <text:p text:style-name="P9"><text:span text:style-name="T12"><text:s text:c="4"/></text:span><text:span text:style-name="T17">@JsonProperty</text:span><text:span text:style-name="T14">(</text:span><text:span text:style-name="T2">"dtInsuranceExpDate"</text:span><text:span text:style-name="T14">)</text:span></text:p>
      <text:p text:style-name="P9"><text:s text:c="4"/><text:span text:style-name="T13">private </text:span><text:span text:style-name="T14">Date </text:span><text:span text:style-name="T20">insuranceExpiryDate</text:span><text:span text:style-name="T13">;</text:span></text:p>
      <text:p text:style-name="P9"><text:span text:style-name="T12"><text:s text:c="4"/></text:span><text:span text:style-name="T17">@JsonProperty</text:span><text:span text:style-name="T14">(</text:span><text:span text:style-name="T2">"sInsuranceBy"</text:span><text:span text:style-name="T14">)</text:span></text:p>
      <text:p text:style-name="P9"><text:s text:c="4"/><text:span text:style-name="T13">private </text:span><text:span text:style-name="T14">String </text:span><text:span text:style-name="T20">insuranceBy</text:span><text:span text:style-name="T13">;</text:span></text:p>
      <text:p text:style-name="P9"><text:span text:style-name="T12"><text:s text:c="4"/></text:span><text:span text:style-name="T17">@JsonProperty</text:span><text:span text:style-name="T14">(</text:span><text:span text:style-name="T2">"dtInsuranceStartDate"</text:span><text:span text:style-name="T14">)</text:span></text:p>
      <text:p text:style-name="P9"><text:s text:c="4"/><text:span text:style-name="T13">private </text:span><text:span text:style-name="T14">Date </text:span><text:span text:style-name="T20">insuranceStartDate</text:span><text:span text:style-name="T13">;</text:span></text:p>
      <text:p text:style-name="P9"><text:span text:style-name="T12"><text:s text:c="4"/></text:span><text:span text:style-name="T17">@JsonProperty</text:span><text:span text:style-name="T14">(</text:span><text:span text:style-name="T2">"eInsuranceType"</text:span><text:span text:style-name="T14">)</text:span></text:p>
      <text:p text:style-name="P9"><text:soft-page-break/><text:s text:c="4"/><text:span text:style-name="T13">private </text:span><text:span text:style-name="T14">PostIpaInsuranceType </text:span><text:span text:style-name="T20">insuranceType</text:span><text:span text:style-name="T13">;</text:span></text:p>
      <text:p text:style-name="P9"><text:span text:style-name="T12"><text:s text:c="4"/></text:span><text:span text:style-name="T13">public interface </text:span><text:span text:style-name="T14">InsertGrp {</text:span></text:p>
      <text:p text:style-name="P9"><text:s text:c="4"/><text:span text:style-name="T14">}</text:span></text:p>
      <text:p text:style-name="P18">}</text:p>
      <text:p text:style-name="P16"/>
      <text:p text:style-name="P16"/>
      <text:p text:style-name="P16"/>
      <text:p text:style-name="P17">Insurance Type – Enum : </text:p>
      <text:p text:style-name="P12"><text:span text:style-name="T21">INSURANCE_POLICY</text:span><text:span text:style-name="T12">,</text:span></text:p>
      <text:p text:style-name="P19">INSURANCE_COVER</text:p>
      <text:p text:style-name="P17"/>
      <text:p text:style-name="P17"/>
      <text:p text:style-name="P17"/>
      <text:p text:style-name="P17"/>
      <text:p text:style-name="P30">Get Insurance Details -</text:p>
      <text:p text:style-name="P31"><text:span text:style-name="T23">API : </text:span><text:span text:style-name="T5"><text:s/></text:span><text:a xlink:type="simple" xlink:href="https://ssgsit.serviceurl.in/aaramb/tw-api/get-vahan-details" text:style-name="Internet_20_link" text:visited-style-name="Visited_20_Internet_20_Link"><text:span text:style-name="T6">https://ssgsit.serviceurl.in/aaramb/tw-api</text:span></text:a><text:a xlink:type="simple" xlink:href="https://ssgsit.serviceurl.in/aaramb/tw-api/get-vahan-details" text:style-name="Internet_20_link" text:visited-style-name="Visited_20_Internet_20_Link"><text:span text:style-name="T3">/get-vahan-details</text:span></text:a></text:p>
      <text:p text:style-name="P31"><text:span text:style-name="T6"/>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23">Request</text:p>
          </table:table-cell>
          <table:table-cell table:style-name="Table3.B1" office:value-type="string">
            <text:p text:style-name="P23">Response</text:p>
          </table:table-cell>
        </table:table-row>
        <table:table-row>
          <table:table-cell table:style-name="Table3.A2" office:value-type="string">
            <text:p text:style-name="P24">{</text:p>
            <text:p text:style-name="P24"><text:tab/>"oHeader":{</text:p>
            <text:p text:style-name="P24"><text:tab/><text:tab/>"sReqType": "application/json",</text:p>
            <text:p text:style-name="P24"><text:tab/><text:tab/>"sAppSource": "WEB 1.04.01",</text:p>
            <text:p text:style-name="P24"><text:tab/><text:tab/>"sSourceID": "GONOGO_HBL",</text:p>
            <text:p text:style-name="P24"><text:tab/><text:tab/>"sCroId": "default",</text:p>
            <text:p text:style-name="P24"><text:tab/><text:tab/>"sDsaId": "A35940",</text:p>
            <text:p text:style-name="P24"><text:tab/><text:tab/>"sInstID": "4010",</text:p>
            <text:p text:style-name="P24"><text:tab/><text:tab/>"sInstName": "HDFC",</text:p>
            <text:p text:style-name="P24"><text:tab/><text:tab/>"sProduct": "TW",</text:p>
            <text:p text:style-name="P24"><text:tab/><text:tab/>"sDealerId": "95",</text:p>
            <text:p text:style-name="P24"><text:tab/><text:tab/>"sRole": "DSA"</text:p>
            <text:p text:style-name="P24"><text:tab/>},</text:p>
            <text:p text:style-name="P24"><text:tab/>"sRefId":"1982801000253"</text:p>
            <text:p text:style-name="P24">}</text:p>
          </table:table-cell>
          <table:table-cell table:style-name="Table3.B2" office:value-type="string">
            <text:p text:style-name="P27">{</text:p>
            <text:p text:style-name="P2"><text:span text:style-name="T9">"oBody"</text:span>: {</text:p>
            <text:p text:style-name="P2"><text:span text:style-name="T9">"payLoad"</text:span>: [</text:p>
            <text:p text:style-name="P2">{</text:p>
            <text:p text:style-name="P2"><text:span text:style-name="T9">"sRegNum"</text:span>: <text:span text:style-name="T10">null</text:span>,</text:p>
            <text:p text:style-name="P2"><text:span text:style-name="T9">"sEngNum"</text:span>: <text:span text:style-name="T10">"HPJ CC400 4"</text:span>,</text:p>
            <text:p text:style-name="P2"><text:span text:style-name="T9">"sChassisNum"</text:span>: <text:span text:style-name="T10">"HPJ 2000 4"</text:span>,</text:p>
            <text:p text:style-name="P2"><text:span text:style-name="T9">"sYrOfManufac"</text:span>: <text:span text:style-name="T10">null</text:span>,</text:p>
            <text:p text:style-name="P2"><text:span text:style-name="T9">"sOwnerName"</text:span>: <text:span text:style-name="T10">null</text:span>,</text:p>
            <text:p text:style-name="P2"><text:span text:style-name="T9">"sVahanDetails"</text:span>: <text:span text:style-name="T10">null</text:span>,</text:p>
            <text:p text:style-name="P2"><text:span text:style-name="T9">"dtRcExpiry"</text:span>: <text:span text:style-name="T10">null</text:span>,</text:p>
            <text:p text:style-name="P2"><text:span text:style-name="T9">"sInsuranceNum"</text:span>: <text:span text:style-name="T10">"200900"</text:span>,</text:p>
            <text:p text:style-name="P2"><text:span text:style-name="T9">"dtInsuranceExpDate"</text:span>: <text:span text:style-name="T11">1580342400000</text:span>,</text:p>
            <text:p text:style-name="P2"><text:span text:style-name="T9">"sInsuranceBy"</text:span>: <text:span text:style-name="T10">"HDFC"</text:span>,</text:p>
            <text:p text:style-name="P2"><text:span text:style-name="T9">"dtInsuranceStartDate"</text:span>: <text:span text:style-name="T11">1579564800000</text:span>,</text:p>
            <text:p text:style-name="P2"><text:span text:style-name="T9">"eInsuranceType"</text:span>: <text:span text:style-name="T10">"INSURANCE_POLICY"</text:span></text:p>
            <text:p text:style-name="P2">}</text:p>
            <text:p text:style-name="P2">]</text:p>
            <text:p text:style-name="P2">},</text:p>
            <text:p text:style-name="P2"><text:span text:style-name="T9">"oStatus"</text:span>: {</text:p>
            <text:p text:style-name="P2"><text:span text:style-name="T9">"iStatus"</text:span>: <text:span text:style-name="T11">200</text:span>,</text:p>
            <text:p text:style-name="P2"><text:span text:style-name="T9">"sStatus"</text:span>: <text:span text:style-name="T10">"OK"</text:span></text:p>
            <text:p text:style-name="P2">}</text:p>
            <text:p text:style-name="P2">}</text:p>
            <text:p text:style-name="P22"/>
          </table:table-cell>
        </table:table-row>
        <table:table-row>
          <table:table-cell table:style-name="Table3.A2" office:value-type="string">
            <text:p text:style-name="P32"><text:span text:style-name="T12">public class </text:span>VaahanDetailsRequest {</text:p>
            <text:p text:style-name="P9"><text:s text:c="4"/><text:span text:style-name="T17">@JsonProperty</text:span><text:span text:style-name="T14">(</text:span><text:span text:style-name="T2">"oHeader"</text:span><text:span text:style-name="T14">)</text:span></text:p>
            <text:p text:style-name="P9"><text:s text:c="4"/><text:span text:style-name="T17">@Valid @NotNull</text:span><text:span text:style-name="T14">(</text:span><text:span text:style-name="T18">groups </text:span><text:span text:style-name="T14">= {Header.FetchGrp.</text:span><text:span text:style-name="T13">class,</text:span><text:span text:style-name="T14">Header.InsertGrp.</text:span><text:span text:style-name="T13">class</text:span><text:span text:style-name="T14">})</text:span></text:p>
            <text:p text:style-name="P9"><text:s text:c="4"/><text:span text:style-name="T13">private </text:span><text:span text:style-name="T14">Header </text:span><text:span text:style-name="T20">header</text:span><text:span text:style-name="T13">;</text:span></text:p>
            <text:p text:style-name="P9"><text:span text:style-name="T12"><text:s text:c="4"/></text:span><text:span text:style-name="T17">@JsonProperty</text:span><text:span text:style-name="T14">(</text:span><text:span text:style-name="T2">"sRefId"</text:span><text:span text:style-name="T14">)</text:span></text:p>
            <text:p text:style-name="P9"><text:s text:c="4"/><text:span text:style-name="T17">@Valid @NotNull</text:span><text:span text:style-name="T14">(</text:span><text:span text:style-name="T18">groups </text:span><text:span text:style-name="T14">= {VaahanDetailsRequest.InsertGrp.</text:span><text:span text:style-name="T13">class,</text:span><text:span text:style-name="T14">VaahanDetailsRequest.FetchGrp.</text:span><text:span text:style-name="T13">class</text:span><text:span text:style-name="T14">})</text:span></text:p>
            <text:p text:style-name="P9"><text:s text:c="4"/><text:span text:style-name="T13">private </text:span><text:span text:style-name="T14">String </text:span><text:span text:style-name="T20">refId</text:span><text:span text:style-name="T13">;</text:span></text:p>
            <text:p text:style-name="P9"><text:span text:style-name="T12"><text:s text:c="4"/></text:span><text:span text:style-name="T17">@JsonProperty</text:span><text:span text:style-name="T14">(</text:span><text:span text:style-name="T2">"aVaahanDetails"</text:span><text:span text:style-name="T14">)</text:span></text:p>
            <text:p text:style-name="P9"><text:soft-page-break/><text:s text:c="4"/><text:span text:style-name="T17">@Valid @NotNull</text:span><text:span text:style-name="T14">(</text:span><text:span text:style-name="T18">groups </text:span><text:span text:style-name="T14">= {VaahanDetailsRequest.InsertGrp.</text:span><text:span text:style-name="T13">class</text:span><text:span text:style-name="T14">})</text:span></text:p>
            <text:p text:style-name="P9"><text:s text:c="4"/><text:span text:style-name="T13">private </text:span><text:span text:style-name="T14">List&lt;VaahanDetails&gt; </text:span><text:span text:style-name="T20">vaahanDetails</text:span><text:span text:style-name="T13">;</text:span></text:p>
            <text:p text:style-name="P9"><text:span text:style-name="T12"><text:s text:c="4"/></text:span><text:span text:style-name="T13">public interface </text:span><text:span text:style-name="T14">FetchGrp {</text:span></text:p>
            <text:p text:style-name="P9"><text:s text:c="4"/><text:span text:style-name="T14">}</text:span></text:p>
            <text:p text:style-name="P9"><text:s text:c="4"/><text:span text:style-name="T13">public interface </text:span><text:span text:style-name="T14">InsertGrp{</text:span></text:p>
            <text:p text:style-name="P9"><text:s text:c="4"/><text:span text:style-name="T14">}</text:span></text:p>
            <text:p text:style-name="P18">}</text:p>
            <text:p text:style-name="P22"/>
          </table:table-cell>
          <table:table-cell table:style-name="Table3.B2" office:value-type="string">
            <text:p text:style-name="P32"><text:span text:style-name="T12">public class </text:span>VaahanDetails <text:span text:style-name="T12">implements </text:span>Serializable {</text:p>
            <text:p text:style-name="P9"><text:s text:c="4"/><text:span text:style-name="T17">@JsonProperty</text:span><text:span text:style-name="T14">(</text:span><text:span text:style-name="T2">"sRegNum"</text:span><text:span text:style-name="T14">)</text:span></text:p>
            <text:p text:style-name="P9"><text:s text:c="4"/><text:span text:style-name="T17">@NotNull</text:span><text:span text:style-name="T14">(</text:span><text:span text:style-name="T18">groups </text:span><text:span text:style-name="T14">= {VaahanDetails.InsertGrp.</text:span><text:span text:style-name="T13">class</text:span><text:span text:style-name="T14">})</text:span></text:p>
            <text:p text:style-name="P9"><text:s text:c="4"/><text:span text:style-name="T13">private </text:span><text:span text:style-name="T14">String </text:span><text:span text:style-name="T20">registrationNumber</text:span><text:span text:style-name="T13">;</text:span></text:p>
            <text:p text:style-name="P9"><text:span text:style-name="T12"><text:s text:c="4"/></text:span><text:span text:style-name="T17">@JsonProperty</text:span><text:span text:style-name="T14">(</text:span><text:span text:style-name="T2">"sEngNum"</text:span><text:span text:style-name="T14">)</text:span></text:p>
            <text:p text:style-name="P9"><text:s text:c="4"/><text:span text:style-name="T17">@NotNull</text:span><text:span text:style-name="T14">(</text:span><text:span text:style-name="T18">groups </text:span><text:span text:style-name="T14">= {VaahanDetails.InsertGrp.</text:span><text:span text:style-name="T13">class</text:span><text:span text:style-name="T14">})</text:span></text:p>
            <text:p text:style-name="P9"><text:s text:c="4"/><text:span text:style-name="T13">private </text:span><text:span text:style-name="T14">String </text:span><text:span text:style-name="T20">engineNumber</text:span><text:span text:style-name="T13">;</text:span></text:p>
            <text:p text:style-name="P9"><text:span text:style-name="T12"><text:s text:c="4"/></text:span><text:span text:style-name="T17">@JsonProperty</text:span><text:span text:style-name="T14">(</text:span><text:span text:style-name="T2">"sChassisNum"</text:span><text:span text:style-name="T14">)</text:span></text:p>
            <text:p text:style-name="P9"><text:soft-page-break/><text:s text:c="4"/><text:span text:style-name="T17">@NotNull</text:span><text:span text:style-name="T14">(</text:span><text:span text:style-name="T18">groups </text:span><text:span text:style-name="T14">= {VaahanDetails.InsertGrp.</text:span><text:span text:style-name="T13">class</text:span><text:span text:style-name="T14">})</text:span></text:p>
            <text:p text:style-name="P9"><text:s text:c="4"/><text:span text:style-name="T13">private </text:span><text:span text:style-name="T14">String </text:span><text:span text:style-name="T20">chassisNumber</text:span><text:span text:style-name="T13">;</text:span></text:p>
            <text:p text:style-name="P9"><text:span text:style-name="T12"><text:s text:c="4"/></text:span><text:span text:style-name="T17">@JsonProperty</text:span><text:span text:style-name="T14">(</text:span><text:span text:style-name="T2">"sYrOfManufac"</text:span><text:span text:style-name="T14">)</text:span></text:p>
            <text:p text:style-name="P9"><text:s text:c="4"/><text:span text:style-name="T17">@NotNull</text:span><text:span text:style-name="T14">(</text:span><text:span text:style-name="T18">groups </text:span><text:span text:style-name="T14">= {VaahanDetails.InsertGrp.</text:span><text:span text:style-name="T13">class</text:span><text:span text:style-name="T14">})</text:span></text:p>
            <text:p text:style-name="P9"><text:s text:c="4"/><text:span text:style-name="T13">private </text:span><text:span text:style-name="T14">String </text:span><text:span text:style-name="T20">yearOfManufacture</text:span><text:span text:style-name="T13">;</text:span></text:p>
            <text:p text:style-name="P9"><text:span text:style-name="T12"><text:s text:c="4"/></text:span><text:span text:style-name="T17">@JsonProperty</text:span><text:span text:style-name="T14">(</text:span><text:span text:style-name="T2">"sOwnerName"</text:span><text:span text:style-name="T14">)</text:span></text:p>
            <text:p text:style-name="P9"><text:s text:c="4"/><text:span text:style-name="T17">@NotNull</text:span><text:span text:style-name="T14">(</text:span><text:span text:style-name="T18">groups </text:span><text:span text:style-name="T14">= {VaahanDetails.InsertGrp.</text:span><text:span text:style-name="T13">class</text:span><text:span text:style-name="T14">})</text:span></text:p>
            <text:p text:style-name="P9"><text:s text:c="4"/><text:span text:style-name="T13">private </text:span><text:span text:style-name="T14">String </text:span><text:span text:style-name="T20">ownerName</text:span><text:span text:style-name="T13">;</text:span></text:p>
            <text:p text:style-name="P9"><text:span text:style-name="T12"><text:s text:c="4"/></text:span><text:span text:style-name="T17">@JsonProperty</text:span><text:span text:style-name="T14">(</text:span><text:span text:style-name="T2">"sVahanDetails"</text:span><text:span text:style-name="T14">)</text:span></text:p>
            <text:p text:style-name="P9"><text:s text:c="4"/><text:span text:style-name="T17">@NotNull</text:span><text:span text:style-name="T14">(</text:span><text:span text:style-name="T18">groups </text:span><text:span text:style-name="T14">= {VaahanDetails.InsertGrp.</text:span><text:span text:style-name="T13">class</text:span><text:span text:style-name="T14">})</text:span></text:p>
            <text:p text:style-name="P9"><text:s text:c="4"/><text:span text:style-name="T13">private </text:span><text:span text:style-name="T14">String </text:span><text:span text:style-name="T20">vaahanDetails</text:span><text:span text:style-name="T13">;</text:span></text:p>
            <text:p text:style-name="P9"><text:span text:style-name="T12"><text:s text:c="4"/></text:span><text:span text:style-name="T17">@JsonProperty</text:span><text:span text:style-name="T14">(</text:span><text:span text:style-name="T2">"dtRcExpiry"</text:span><text:span text:style-name="T14">)</text:span></text:p>
            <text:p text:style-name="P9"><text:s text:c="4"/><text:span text:style-name="T13">private </text:span><text:span text:style-name="T14">Date </text:span><text:span text:style-name="T20">rcExpiry</text:span><text:span text:style-name="T13">;</text:span></text:p>
            <text:p text:style-name="P9"><text:span text:style-name="T12"><text:s text:c="4"/></text:span><text:span text:style-name="T17">@JsonProperty</text:span><text:span text:style-name="T14">(</text:span><text:span text:style-name="T2">"sInsuranceNum"</text:span><text:span text:style-name="T14">)</text:span></text:p>
            <text:p text:style-name="P9"><text:s text:c="4"/><text:span text:style-name="T13">private </text:span><text:span text:style-name="T14">String </text:span><text:span text:style-name="T20">insuranceNumber</text:span><text:span text:style-name="T13">;</text:span></text:p>
            <text:p text:style-name="P9"><text:span text:style-name="T12"><text:s text:c="4"/></text:span><text:span text:style-name="T17">@JsonProperty</text:span><text:span text:style-name="T14">(</text:span><text:span text:style-name="T2">"dtInsuranceExpDate"</text:span><text:span text:style-name="T14">)</text:span></text:p>
            <text:p text:style-name="P9"><text:s text:c="4"/><text:span text:style-name="T13">private </text:span><text:span text:style-name="T14">Date </text:span><text:span text:style-name="T20">insuranceExpiryDate</text:span><text:span text:style-name="T13">;</text:span></text:p>
            <text:p text:style-name="P9"><text:span text:style-name="T12"><text:s text:c="4"/></text:span><text:span text:style-name="T17">@JsonProperty</text:span><text:span text:style-name="T14">(</text:span><text:span text:style-name="T2">"sInsuranceBy"</text:span><text:span text:style-name="T14">)</text:span></text:p>
            <text:p text:style-name="P9"><text:s text:c="4"/><text:span text:style-name="T13">private </text:span><text:span text:style-name="T14">String </text:span><text:span text:style-name="T20">insuranceBy</text:span><text:span text:style-name="T13">;</text:span></text:p>
            <text:p text:style-name="P9"><text:span text:style-name="T12"><text:s text:c="4"/></text:span><text:span text:style-name="T17">@JsonProperty</text:span><text:span text:style-name="T14">(</text:span><text:span text:style-name="T2">"dtInsuranceStartDate"</text:span><text:span text:style-name="T14">)</text:span></text:p>
            <text:p text:style-name="P9"><text:s text:c="4"/><text:span text:style-name="T13">private </text:span><text:span text:style-name="T14">Date </text:span><text:span text:style-name="T20">insuranceStartDate</text:span><text:span text:style-name="T13">;</text:span></text:p>
            <text:p text:style-name="P9"><text:span text:style-name="T12"><text:s text:c="4"/></text:span><text:span text:style-name="T17">@JsonProperty</text:span><text:span text:style-name="T14">(</text:span><text:span text:style-name="T2">"eInsuranceType"</text:span><text:span text:style-name="T14">)</text:span></text:p>
            <text:p text:style-name="P9"><text:s text:c="4"/><text:span text:style-name="T13">private </text:span><text:span text:style-name="T14">PostIpaInsuranceType </text:span><text:span text:style-name="T20">insuranceType</text:span><text:span text:style-name="T13">;</text:span></text:p>
            <text:p text:style-name="P9"><text:span text:style-name="T12"><text:s text:c="4"/></text:span><text:span text:style-name="T13">public interface </text:span><text:span text:style-name="T14">InsertGrp {</text:span></text:p>
            <text:p text:style-name="P9"><text:s text:c="4"/><text:span text:style-name="T14">}</text:span></text:p>
            <text:p text:style-name="P18">}</text:p>
            <text:p text:style-name="P22"/>
          </table:table-cell>
        </table:table-row>
      </table:table>
      <text:p text:style-name="P31"><text:span text:style-name="T6"/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arial" svg:font-family="arial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3:26:39.575834573</meta:creation-date>
    <meta:editing-duration>PT2H49M2S</meta:editing-duration>
    <meta:editing-cycles>7</meta:editing-cycles>
    <meta:generator>LibreOffice/6.0.7.3$Linux_X86_64 LibreOffice_project/00m0$Build-3</meta:generator>
    <dc:date>2020-01-29T12:58:25.866074760</dc:date>
    <meta:document-statistic meta:table-count="3" meta:image-count="0" meta:object-count="0" meta:page-count="5" meta:paragraph-count="282" meta:word-count="652" meta:character-count="8053" meta:non-whitespace-character-count="6784"/>
  </office:meta>
</office:document-meta>
</file>